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299.11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6.85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24.9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6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PATO:'quality'</text:p>
          </table:table-cell>
          <table:table-cell table:style-name="ce4" office:value-type="string" calcext:value-type="string">
            <text:p>A {PATO:'quality'} of a {whole plant} that indicates whether the plant is participating in one or more plant phenological stages {$plant phenological stage}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office:value-type="string" calcext:value-type="string">
            <text:p>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office:value-type="string" calcext:value-type="string">
            <text:p>expanding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<text:s/>on a {whole plant} that are in the {vascular leaf 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office:value-type="string" calcext:value-type="string">
            <text:p>matur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post-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office:value-type="string" calcext:value-type="string">
            <text:p>senescent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senescen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office:value-type="string" calcext:value-type="string">
            <text:p>breaking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vegetative buds {$vegetative bud} on a {whole plant} that are in the {bud burs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office:value-type="string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A {plant phenological trait} that is measured by the number of new above-ground shoot-borne shoot system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5"/>
          <table:table-cell table:number-columns-repeated="5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office:value-type="string" calcext:value-type="string">
            <text:p>reproductive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reproductive structures (flower buds {$flower bud}, fresh flowers {$fresh flower}, fresh inflorescences {$fresh inflorescence}, fruits {$fruit}, and/or cones {$strobilus}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office:value-type="string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 buds {$flower bud}, fresh flowers {$fresh flower}, and/or fresh inflorescences {$fresh inflorescenc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inflorescences {$fresh inflorescenc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office:value-type="string" calcext:value-type="string">
            <text:p>open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open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office:value-type="string" calcext:value-type="string">
            <text:p>pollen-releasing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pollen-releasing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uits {$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office:value-type="string" calcext:value-type="string">
            <text:p>ripening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ning fruits {$ripening fruit} that have been abscised or removed by an herbivore and/or the number of ripening fruits on a {whole plant} that have abscised mature seeds {$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{$fresh micro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office:value-type="string" calcext:value-type="string">
            <text:p>open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{$fresh microsporangiate strobilus} on a {whole plant} that are in the {open microsporangiate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office:value-type="string" calcext:value-type="string">
            <text:p>pollen-releasing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male/pollen cones (microsporangiate strobili) {$fresh microsporangiate strobilus} on a {whole plant} that are in the {pollen-releasing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female/seed cones (fresh megasporangiate strobili) {$fresh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office:value-type="string" calcext:value-type="string">
            <text:p>un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unripe female/seed cones (unripe megasporangiate strobili) {$unripe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office:value-type="string" calcext:value-type="string">
            <text:p>ripening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ripening female/seed cones (ripening megasporangiate strobili) {$ripening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26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ning female/seed cones (ripening megasporangiate strobili) {$ripening megasporangiate strobilus} that have been abscised or removed by an herbivore and/or the number of ripening female/seed cones on a {whole plant} that have abscised mature seeds {$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12:25:36.346644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9T12:26:18.409502235</dc:date>
    <dc:creator>Brian </dc:creator>
    <meta:editing-duration>P20DT17H45M31S</meta:editing-duration>
    <meta:editing-cycles>79</meta:editing-cycles>
    <meta:generator>LibreOffice/5.1.4.2$Linux_X86_64 LibreOffice_project/10m0$Build-2</meta:generator>
    <meta:document-statistic meta:table-count="1" meta:cell-count="165" meta:object-count="0"/>
  </office:meta>
</office:document-meta>
</file>